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82mm"/>
    </style:style>
    <style:style style:name="co2" style:family="table-column">
      <style:table-column-properties fo:break-before="auto" style:column-width="21.63mm"/>
    </style:style>
    <style:style style:name="co3" style:family="table-column">
      <style:table-column-properties fo:break-before="auto" style:column-width="22.21mm"/>
    </style:style>
    <style:style style:name="co4" style:family="table-column">
      <style:table-column-properties fo:break-before="auto" style:column-width="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28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10002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156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0004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4" style:family="table-cell" style:parent-style-name="Default" style:data-style-name="N2"/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9"/>
          <table:table-cell table:style-name="ce2"/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reduceMax_coalesced()</text:p>
          </table:table-cell>
          <table:covered-table-cell table:style-name="ce18"/>
          <table:covered-table-cell table:number-columns-repeated="2" table:style-name="ce11"/>
          <table:table-cell/>
          <table:table-cell table:style-name="ce11" office:value-type="string" calcext:value-type="string" table:number-columns-spanned="4" table:number-rows-spanned="1">
            <text:p>reduceMax_blockCoalesced()</text:p>
          </table:table-cell>
          <table:covered-table-cell table:style-name="ce11"/>
          <table:covered-table-cell table:style-name="ce20"/>
          <table:covered-table-cell table:style-name="ce11"/>
          <table:table-cell table:number-columns-repeated="1014"/>
        </table:table-row>
        <table:table-row table:style-name="ro2">
          <table:table-cell table:style-name="ce11" table:number-columns-spanned="1" table:number-rows-spanned="12"/>
          <table:table-cell table:style-name="ce10" office:value-type="float" office:value="1000000" calcext:value-type="float" table:number-columns-spanned="2" table:number-rows-spanned="1">
            <text:p>1000000</text:p>
          </table:table-cell>
          <table:covered-table-cell table:style-name="ce11"/>
          <table:table-cell table:style-name="ce10" office:value-type="float" office:value="16000000" calcext:value-type="float" table:number-columns-spanned="2" table:number-rows-spanned="1">
            <text:p>16000000</text:p>
          </table:table-cell>
          <table:covered-table-cell table:style-name="ce11"/>
          <table:table-cell/>
          <table:table-cell table:style-name="ce10" office:value-type="float" office:value="1000000" calcext:value-type="float" table:number-columns-spanned="2" table:number-rows-spanned="1">
            <text:p>1000000</text:p>
          </table:table-cell>
          <table:covered-table-cell table:style-name="ce11"/>
          <table:table-cell table:style-name="ce10" office:value-type="float" office:value="16000000" calcext:value-type="float" table:number-columns-spanned="2" table:number-rows-spanned="1">
            <text:p>16000000</text:p>
          </table:table-cell>
          <table:covered-table-cell table:style-name="ce11"/>
          <table:table-cell/>
          <table:table-cell table:style-name="ce11" table:number-columns-repeated="5"/>
          <table:table-cell table:style-name="ce27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27"/>
          <table:table-cell table:style-name="ce11"/>
          <table:table-cell table:number-columns-repeated="6"/>
          <table:table-cell table:style-name="ce11"/>
          <table:table-cell table:number-columns-repeated="6"/>
          <table:table-cell table:style-name="ce11"/>
          <table:table-cell table:number-columns-repeated="6"/>
          <table:table-cell table:style-name="ce27"/>
          <table:table-cell table:style-name="ce11"/>
          <table:table-cell table:number-columns-repeated="6"/>
          <table:table-cell table:style-name="ce11"/>
          <table:table-cell table:number-columns-repeated="6"/>
          <table:table-cell table:style-name="ce11"/>
          <table:table-cell table:number-columns-repeated="963"/>
        </table:table-row>
        <table:table-row table:style-name="ro2">
          <table:covered-table-cell table:style-name="ce11"/>
          <table:table-cell table:style-name="ce3" office:value-type="string" calcext:value-type="string">
            <text:p>Tempo (µs)</text:p>
          </table:table-cell>
          <table:table-cell table:style-name="ce3" office:value-type="string" calcext:value-type="string">
            <text:p>Throughput</text:p>
          </table:table-cell>
          <table:table-cell table:style-name="ce3" office:value-type="string" calcext:value-type="string">
            <text:p>Tempo (µs)</text:p>
          </table:table-cell>
          <table:table-cell table:style-name="ce3" office:value-type="string" calcext:value-type="string">
            <text:p>Throughput</text:p>
          </table:table-cell>
          <table:table-cell/>
          <table:table-cell table:style-name="ce3" office:value-type="string" calcext:value-type="string">
            <text:p>Tempo (µs)</text:p>
          </table:table-cell>
          <table:table-cell table:style-name="ce3" office:value-type="string" calcext:value-type="string">
            <text:p>Throughput</text:p>
          </table:table-cell>
          <table:table-cell table:style-name="ce3" office:value-type="string" calcext:value-type="string">
            <text:p>Tempo (µs)</text:p>
          </table:table-cell>
          <table:table-cell table:style-name="ce3" office:value-type="string" calcext:value-type="string">
            <text:p>Throughput</text:p>
          </table:table-cell>
          <table:table-cell/>
          <table:table-cell table:style-name="ce11" office:value-type="string" calcext:value-type="string">
            <text:p>Speedup 1000000</text:p>
          </table:table-cell>
          <table:table-cell table:style-name="ce11" office:value-type="string" calcext:value-type="string">
            <text:p>Speedup 16000000</text:p>
          </table:table-cell>
          <table:table-cell table:style-name="ce11" table:number-columns-repeated="54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2]" office:value-type="float" office:value="78.4904" calcext:value-type="float">
            <text:p>78.490400</text:p>
          </table:table-cell>
          <table:table-cell table:style-name="ce5" table:formula="of:=[$dadosV2.$A13]" office:value-type="float" office:value="13.081962" calcext:value-type="float">
            <text:p>13.081962</text:p>
          </table:table-cell>
          <table:table-cell table:style-name="ce5" table:formula="of:=[$dadosV2.$A24]" office:value-type="float" office:value="235.6371" calcext:value-type="float">
            <text:p>235.637100</text:p>
          </table:table-cell>
          <table:table-cell table:style-name="ce5" table:formula="of:=[$dadosV2.$A35]" office:value-type="float" office:value="67.607843" calcext:value-type="float">
            <text:p>67.607843</text:p>
          </table:table-cell>
          <table:table-cell/>
          <table:table-cell table:style-name="ce5" table:formula="of:=[$dadosV2.$A46]" office:value-type="float" office:value="72.176933" calcext:value-type="float">
            <text:p>72.176933</text:p>
          </table:table-cell>
          <table:table-cell table:style-name="ce5" table:formula="of:=[$dadosV2.$A57]" office:value-type="float" office:value="14.381109" calcext:value-type="float">
            <text:p>14.381109</text:p>
          </table:table-cell>
          <table:table-cell table:style-name="ce5" table:formula="of:=[$dadosV2.$A68]" office:value-type="float" office:value="119.8436" calcext:value-type="float">
            <text:p>119.843600</text:p>
          </table:table-cell>
          <table:table-cell table:style-name="ce5" table:formula="of:=[$dadosV2.$A79]" office:value-type="float" office:value="134.067614" calcext:value-type="float">
            <text:p>134.067614</text:p>
          </table:table-cell>
          <table:table-cell/>
          <table:table-cell table:style-name="ce5" table:formula="of:=[$dadosV2.$A90]" office:value-type="float" office:value="1.03066" calcext:value-type="float">
            <text:p>1.030660</text:p>
          </table:table-cell>
          <table:table-cell table:style-name="ce5" table:formula="of:=[$dadosV2.$A101]" office:value-type="float" office:value="1.794477" calcext:value-type="float">
            <text:p>1.794477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3]" office:value-type="float" office:value="77.336467" calcext:value-type="float">
            <text:p>77.336467</text:p>
          </table:table-cell>
          <table:table-cell table:style-name="ce5" table:formula="of:=[$dadosV2.$A14]" office:value-type="float" office:value="13.035317" calcext:value-type="float">
            <text:p>13.035317</text:p>
          </table:table-cell>
          <table:table-cell table:style-name="ce5" table:formula="of:=[$dadosV2.$A25]" office:value-type="float" office:value="236.8606" calcext:value-type="float">
            <text:p>236.860600</text:p>
          </table:table-cell>
          <table:table-cell table:style-name="ce5" table:formula="of:=[$dadosV2.$A36]" office:value-type="float" office:value="68.455299" calcext:value-type="float">
            <text:p>68.455299</text:p>
          </table:table-cell>
          <table:table-cell/>
          <table:table-cell table:style-name="ce5" table:formula="of:=[$dadosV2.$A47]" office:value-type="float" office:value="73.8984" calcext:value-type="float">
            <text:p>73.898400</text:p>
          </table:table-cell>
          <table:table-cell table:style-name="ce5" table:formula="of:=[$dadosV2.$A58]" office:value-type="float" office:value="14.291887" calcext:value-type="float">
            <text:p>14.291887</text:p>
          </table:table-cell>
          <table:table-cell table:style-name="ce5" table:formula="of:=[$dadosV2.$A69]" office:value-type="float" office:value="119.210133" calcext:value-type="float">
            <text:p>119.210133</text:p>
          </table:table-cell>
          <table:table-cell table:style-name="ce5" table:formula="of:=[$dadosV2.$A80]" office:value-type="float" office:value="132.882272" calcext:value-type="float">
            <text:p>132.882272</text:p>
          </table:table-cell>
          <table:table-cell/>
          <table:table-cell table:style-name="ce5" table:formula="of:=[$dadosV2.$A91]" office:value-type="float" office:value="1.040715" calcext:value-type="float">
            <text:p>1.040715</text:p>
          </table:table-cell>
          <table:table-cell table:style-name="ce5" table:formula="of:=[$dadosV2.$A102]" office:value-type="float" office:value="1.808972" calcext:value-type="float">
            <text:p>1.808972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4]" office:value-type="float" office:value="77.36" calcext:value-type="float">
            <text:p>77.360000</text:p>
          </table:table-cell>
          <table:table-cell table:style-name="ce5" table:formula="of:=[$dadosV2.$A15]" office:value-type="float" office:value="12.902682" calcext:value-type="float">
            <text:p>12.902682</text:p>
          </table:table-cell>
          <table:table-cell table:style-name="ce5" table:formula="of:=[$dadosV2.$A26]" office:value-type="float" office:value="236.494067" calcext:value-type="float">
            <text:p>236.494067</text:p>
          </table:table-cell>
          <table:table-cell table:style-name="ce5" table:formula="of:=[$dadosV2.$A37]" office:value-type="float" office:value="68.506035" calcext:value-type="float">
            <text:p>68.506035</text:p>
          </table:table-cell>
          <table:table-cell/>
          <table:table-cell table:style-name="ce5" table:formula="of:=[$dadosV2.$A48]" office:value-type="float" office:value="70.158667" calcext:value-type="float">
            <text:p>70.158667</text:p>
          </table:table-cell>
          <table:table-cell table:style-name="ce5" table:formula="of:=[$dadosV2.$A59]" office:value-type="float" office:value="14.238781" calcext:value-type="float">
            <text:p>14.238781</text:p>
          </table:table-cell>
          <table:table-cell table:style-name="ce5" table:formula="of:=[$dadosV2.$A70]" office:value-type="float" office:value="122.535267" calcext:value-type="float">
            <text:p>122.535267</text:p>
          </table:table-cell>
          <table:table-cell table:style-name="ce5" table:formula="of:=[$dadosV2.$A81]" office:value-type="float" office:value="132.889703" calcext:value-type="float">
            <text:p>132.889703</text:p>
          </table:table-cell>
          <table:table-cell/>
          <table:table-cell table:style-name="ce5" table:formula="of:=[$dadosV2.$A92]" office:value-type="float" office:value="1.041978" calcext:value-type="float">
            <text:p>1.041978</text:p>
          </table:table-cell>
          <table:table-cell table:style-name="ce5" table:formula="of:=[$dadosV2.$A103]" office:value-type="float" office:value="1.844748" calcext:value-type="float">
            <text:p>1.844748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5]" office:value-type="float" office:value="75.5358" calcext:value-type="float">
            <text:p>75.535800</text:p>
          </table:table-cell>
          <table:table-cell table:style-name="ce5" table:formula="of:=[$dadosV2.$A16]" office:value-type="float" office:value="13.041074" calcext:value-type="float">
            <text:p>13.041074</text:p>
          </table:table-cell>
          <table:table-cell table:style-name="ce5" table:formula="of:=[$dadosV2.$A27]" office:value-type="float" office:value="239.032" calcext:value-type="float">
            <text:p>239.032000</text:p>
          </table:table-cell>
          <table:table-cell table:style-name="ce5" table:formula="of:=[$dadosV2.$A38]" office:value-type="float" office:value="68.187978" calcext:value-type="float">
            <text:p>68.187978</text:p>
          </table:table-cell>
          <table:table-cell/>
          <table:table-cell table:style-name="ce5" table:formula="of:=[$dadosV2.$A49]" office:value-type="float" office:value="70.222833" calcext:value-type="float">
            <text:p>70.222833</text:p>
          </table:table-cell>
          <table:table-cell table:style-name="ce5" table:formula="of:=[$dadosV2.$A60]" office:value-type="float" office:value="14.321826" calcext:value-type="float">
            <text:p>14.321826</text:p>
          </table:table-cell>
          <table:table-cell table:style-name="ce5" table:formula="of:=[$dadosV2.$A71]" office:value-type="float" office:value="119.1766" calcext:value-type="float">
            <text:p>119.176600</text:p>
          </table:table-cell>
          <table:table-cell table:style-name="ce5" table:formula="of:=[$dadosV2.$A82]" office:value-type="float" office:value="132.863109" calcext:value-type="float">
            <text:p>132.863109</text:p>
          </table:table-cell>
          <table:table-cell/>
          <table:table-cell table:style-name="ce5" table:formula="of:=[$dadosV2.$A93]" office:value-type="float" office:value="1.040982" calcext:value-type="float">
            <text:p>1.040982</text:p>
          </table:table-cell>
          <table:table-cell table:style-name="ce5" table:formula="of:=[$dadosV2.$A104]" office:value-type="float" office:value="1.888862" calcext:value-type="float">
            <text:p>1.888862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6]" office:value-type="float" office:value="76.982633" calcext:value-type="float">
            <text:p>76.982633</text:p>
          </table:table-cell>
          <table:table-cell table:style-name="ce5" table:formula="of:=[$dadosV2.$A17]" office:value-type="float" office:value="13.034167" calcext:value-type="float">
            <text:p>13.034167</text:p>
          </table:table-cell>
          <table:table-cell table:style-name="ce5" table:formula="of:=[$dadosV2.$A28]" office:value-type="float" office:value="233.926833" calcext:value-type="float">
            <text:p>233.926833</text:p>
          </table:table-cell>
          <table:table-cell table:style-name="ce5" table:formula="of:=[$dadosV2.$A39]" office:value-type="float" office:value="68.542739" calcext:value-type="float">
            <text:p>68.542739</text:p>
          </table:table-cell>
          <table:table-cell/>
          <table:table-cell table:style-name="ce5" table:formula="of:=[$dadosV2.$A50]" office:value-type="float" office:value="69.674533" calcext:value-type="float">
            <text:p>69.674533</text:p>
          </table:table-cell>
          <table:table-cell table:style-name="ce5" table:formula="of:=[$dadosV2.$A61]" office:value-type="float" office:value="14.219647" calcext:value-type="float">
            <text:p>14.219647</text:p>
          </table:table-cell>
          <table:table-cell table:style-name="ce5" table:formula="of:=[$dadosV2.$A72]" office:value-type="float" office:value="119.913367" calcext:value-type="float">
            <text:p>119.913367</text:p>
          </table:table-cell>
          <table:table-cell table:style-name="ce5" table:formula="of:=[$dadosV2.$A83]" office:value-type="float" office:value="133.145709" calcext:value-type="float">
            <text:p>133.145709</text:p>
          </table:table-cell>
          <table:table-cell/>
          <table:table-cell table:style-name="ce5" table:formula="of:=[$dadosV2.$A94]" office:value-type="float" office:value="1.024015" calcext:value-type="float">
            <text:p>1.024015</text:p>
          </table:table-cell>
          <table:table-cell table:style-name="ce5" table:formula="of:=[$dadosV2.$A105]" office:value-type="float" office:value="1.900004" calcext:value-type="float">
            <text:p>1.900004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7]" office:value-type="float" office:value="75.869667" calcext:value-type="float">
            <text:p>75.869667</text:p>
          </table:table-cell>
          <table:table-cell table:style-name="ce5" table:formula="of:=[$dadosV2.$A18]" office:value-type="float" office:value="12.947408" calcext:value-type="float">
            <text:p>12.947408</text:p>
          </table:table-cell>
          <table:table-cell table:style-name="ce5" table:formula="of:=[$dadosV2.$A29]" office:value-type="float" office:value="232.0953" calcext:value-type="float">
            <text:p>232.095300</text:p>
          </table:table-cell>
          <table:table-cell table:style-name="ce5" table:formula="of:=[$dadosV2.$A40]" office:value-type="float" office:value="68.769869" calcext:value-type="float">
            <text:p>68.769869</text:p>
          </table:table-cell>
          <table:table-cell/>
          <table:table-cell table:style-name="ce5" table:formula="of:=[$dadosV2.$A51]" office:value-type="float" office:value="70.5357" calcext:value-type="float">
            <text:p>70.535700</text:p>
          </table:table-cell>
          <table:table-cell table:style-name="ce5" table:formula="of:=[$dadosV2.$A62]" office:value-type="float" office:value="14.191241" calcext:value-type="float">
            <text:p>14.191241</text:p>
          </table:table-cell>
          <table:table-cell table:style-name="ce5" table:formula="of:=[$dadosV2.$A73]" office:value-type="float" office:value="120.118933" calcext:value-type="float">
            <text:p>120.118933</text:p>
          </table:table-cell>
          <table:table-cell table:style-name="ce5" table:formula="of:=[$dadosV2.$A84]" office:value-type="float" office:value="133.039943" calcext:value-type="float">
            <text:p>133.039943</text:p>
          </table:table-cell>
          <table:table-cell/>
          <table:table-cell table:style-name="ce5" table:formula="of:=[$dadosV2.$A95]" office:value-type="float" office:value="1.069381" calcext:value-type="float">
            <text:p>1.069381</text:p>
          </table:table-cell>
          <table:table-cell table:style-name="ce5" table:formula="of:=[$dadosV2.$A106]" office:value-type="float" office:value="1.940374" calcext:value-type="float">
            <text:p>1.940374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8]" office:value-type="float" office:value="75.5467" calcext:value-type="float">
            <text:p>75.546700</text:p>
          </table:table-cell>
          <table:table-cell table:style-name="ce5" table:formula="of:=[$dadosV2.$A19]" office:value-type="float" office:value="12.833467" calcext:value-type="float">
            <text:p>12.833467</text:p>
          </table:table-cell>
          <table:table-cell table:style-name="ce5" table:formula="of:=[$dadosV2.$A30]" office:value-type="float" office:value="233.686767" calcext:value-type="float">
            <text:p>233.686767</text:p>
          </table:table-cell>
          <table:table-cell table:style-name="ce5" table:formula="of:=[$dadosV2.$A41]" office:value-type="float" office:value="67.80022" calcext:value-type="float">
            <text:p>67.800220</text:p>
          </table:table-cell>
          <table:table-cell/>
          <table:table-cell table:style-name="ce5" table:formula="of:=[$dadosV2.$A52]" office:value-type="float" office:value="69.851833" calcext:value-type="float">
            <text:p>69.851833</text:p>
          </table:table-cell>
          <table:table-cell table:style-name="ce5" table:formula="of:=[$dadosV2.$A63]" office:value-type="float" office:value="13.761013" calcext:value-type="float">
            <text:p>13.761013</text:p>
          </table:table-cell>
          <table:table-cell table:style-name="ce5" table:formula="of:=[$dadosV2.$A74]" office:value-type="float" office:value="120.249167" calcext:value-type="float">
            <text:p>120.249167</text:p>
          </table:table-cell>
          <table:table-cell table:style-name="ce5" table:formula="of:=[$dadosV2.$A85]" office:value-type="float" office:value="133.002932" calcext:value-type="float">
            <text:p>133.002932</text:p>
          </table:table-cell>
          <table:table-cell/>
          <table:table-cell table:style-name="ce5" table:formula="of:=[$dadosV2.$A96]" office:value-type="float" office:value="1.017358" calcext:value-type="float">
            <text:p>1.017358</text:p>
          </table:table-cell>
          <table:table-cell table:style-name="ce5" table:formula="of:=[$dadosV2.$A107]" office:value-type="float" office:value="1.940976" calcext:value-type="float">
            <text:p>1.940976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9]" office:value-type="float" office:value="75.2512" calcext:value-type="float">
            <text:p>75.251200</text:p>
          </table:table-cell>
          <table:table-cell table:style-name="ce5" table:formula="of:=[$dadosV2.$A20]" office:value-type="float" office:value="12.653215" calcext:value-type="float">
            <text:p>12.653215</text:p>
          </table:table-cell>
          <table:table-cell table:style-name="ce5" table:formula="of:=[$dadosV2.$A31]" office:value-type="float" office:value="236.036667" calcext:value-type="float">
            <text:p>236.036667</text:p>
          </table:table-cell>
          <table:table-cell table:style-name="ce5" table:formula="of:=[$dadosV2.$A42]" office:value-type="float" office:value="68.376789" calcext:value-type="float">
            <text:p>68.376789</text:p>
          </table:table-cell>
          <table:table-cell/>
          <table:table-cell table:style-name="ce5" table:formula="of:=[$dadosV2.$A53]" office:value-type="float" office:value="69.8398" calcext:value-type="float">
            <text:p>69.839800</text:p>
          </table:table-cell>
          <table:table-cell table:style-name="ce5" table:formula="of:=[$dadosV2.$A64]" office:value-type="float" office:value="14.265715" calcext:value-type="float">
            <text:p>14.265715</text:p>
          </table:table-cell>
          <table:table-cell table:style-name="ce5" table:formula="of:=[$dadosV2.$A75]" office:value-type="float" office:value="119.2583" calcext:value-type="float">
            <text:p>119.258300</text:p>
          </table:table-cell>
          <table:table-cell table:style-name="ce5" table:formula="of:=[$dadosV2.$A86]" office:value-type="float" office:value="132.800618" calcext:value-type="float">
            <text:p>132.800618</text:p>
          </table:table-cell>
          <table:table-cell/>
          <table:table-cell table:style-name="ce5" table:formula="of:=[$dadosV2.$A97]" office:value-type="float" office:value="1.041159" calcext:value-type="float">
            <text:p>1.041159</text:p>
          </table:table-cell>
          <table:table-cell table:style-name="ce5" table:formula="of:=[$dadosV2.$A108]" office:value-type="float" office:value="1.952578" calcext:value-type="float">
            <text:p>1.952578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10]" office:value-type="float" office:value="76.265867" calcext:value-type="float">
            <text:p>76.265867</text:p>
          </table:table-cell>
          <table:table-cell table:style-name="ce5" table:formula="of:=[$dadosV2.$A21]" office:value-type="float" office:value="12.836905" calcext:value-type="float">
            <text:p>12.836905</text:p>
          </table:table-cell>
          <table:table-cell table:style-name="ce5" table:formula="of:=[$dadosV2.$A32]" office:value-type="float" office:value="233.7074" calcext:value-type="float">
            <text:p>233.707400</text:p>
          </table:table-cell>
          <table:table-cell table:style-name="ce5" table:formula="of:=[$dadosV2.$A43]" office:value-type="float" office:value="68.157605" calcext:value-type="float">
            <text:p>68.157605</text:p>
          </table:table-cell>
          <table:table-cell/>
          <table:table-cell table:style-name="ce5" table:formula="of:=[$dadosV2.$A54]" office:value-type="float" office:value="69.778967" calcext:value-type="float">
            <text:p>69.778967</text:p>
          </table:table-cell>
          <table:table-cell table:style-name="ce5" table:formula="of:=[$dadosV2.$A65]" office:value-type="float" office:value="14.332698" calcext:value-type="float">
            <text:p>14.332698</text:p>
          </table:table-cell>
          <table:table-cell table:style-name="ce5" table:formula="of:=[$dadosV2.$A76]" office:value-type="float" office:value="119.599633" calcext:value-type="float">
            <text:p>119.599633</text:p>
          </table:table-cell>
          <table:table-cell table:style-name="ce5" table:formula="of:=[$dadosV2.$A87]" office:value-type="float" office:value="133.39425" calcext:value-type="float">
            <text:p>133.394250</text:p>
          </table:table-cell>
          <table:table-cell/>
          <table:table-cell table:style-name="ce5" table:formula="of:=[$dadosV2.$A98]" office:value-type="float" office:value="1.012272" calcext:value-type="float">
            <text:p>1.012272</text:p>
          </table:table-cell>
          <table:table-cell table:style-name="ce5" table:formula="of:=[$dadosV2.$A109]" office:value-type="float" office:value="1.929743" calcext:value-type="float">
            <text:p>1.929743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covered-table-cell table:style-name="ce11"/>
          <table:table-cell table:style-name="ce5" table:formula="of:=[$dadosV2.$A11]" office:value-type="float" office:value="77.388233" calcext:value-type="float">
            <text:p>77.388233</text:p>
          </table:table-cell>
          <table:table-cell table:style-name="ce5" table:formula="of:=[$dadosV2.$A22]" office:value-type="float" office:value="12.808219" calcext:value-type="float">
            <text:p>12.808219</text:p>
          </table:table-cell>
          <table:table-cell table:style-name="ce5" table:formula="of:=[$dadosV2.$A33]" office:value-type="float" office:value="234.608633" calcext:value-type="float">
            <text:p>234.608633</text:p>
          </table:table-cell>
          <table:table-cell table:style-name="ce5" table:formula="of:=[$dadosV2.$A44]" office:value-type="float" office:value="68.505536" calcext:value-type="float">
            <text:p>68.505536</text:p>
          </table:table-cell>
          <table:table-cell/>
          <table:table-cell table:style-name="ce5" table:formula="of:=[$dadosV2.$A55]" office:value-type="float" office:value="69.4085" calcext:value-type="float">
            <text:p>69.408500</text:p>
          </table:table-cell>
          <table:table-cell table:style-name="ce5" table:formula="of:=[$dadosV2.$A66]" office:value-type="float" office:value="14.250698" calcext:value-type="float">
            <text:p>14.250698</text:p>
          </table:table-cell>
          <table:table-cell table:style-name="ce5" table:formula="of:=[$dadosV2.$A77]" office:value-type="float" office:value="120.4162" calcext:value-type="float">
            <text:p>120.416200</text:p>
          </table:table-cell>
          <table:table-cell table:style-name="ce5" table:formula="of:=[$dadosV2.$A88]" office:value-type="float" office:value="133.700788" calcext:value-type="float">
            <text:p>133.700788</text:p>
          </table:table-cell>
          <table:table-cell/>
          <table:table-cell table:style-name="ce5" table:formula="of:=[$dadosV2.$A99]" office:value-type="float" office:value="1.022966" calcext:value-type="float">
            <text:p>1.022966</text:p>
          </table:table-cell>
          <table:table-cell table:style-name="ce5" table:formula="of:=[$dadosV2.$A110]" office:value-type="float" office:value="1.942162" calcext:value-type="float">
            <text:p>1.942162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table-cell table:style-name="ce3" office:value-type="string" calcext:value-type="string">
            <text:p>Média</text:p>
          </table:table-cell>
          <table:table-cell table:style-name="ce5" table:formula="of:=AVERAGE([.B5:.B14])" office:value-type="float" office:value="76.6026967" calcext:value-type="float">
            <text:p>76.602697</text:p>
          </table:table-cell>
          <table:table-cell table:style-name="ce5" table:formula="of:=AVERAGE([.C5:.C14])" office:value-type="float" office:value="12.9174416" calcext:value-type="float">
            <text:p>12.917442</text:p>
          </table:table-cell>
          <table:table-cell table:style-name="ce5" table:formula="of:=AVERAGE([.D5:.D14])" office:value-type="float" office:value="235.2085367" calcext:value-type="float">
            <text:p>235.208537</text:p>
          </table:table-cell>
          <table:table-cell table:style-name="ce5" table:formula="of:=AVERAGE([.E5:.E14])" office:value-type="float" office:value="68.2909913" calcext:value-type="float">
            <text:p>68.290991</text:p>
          </table:table-cell>
          <table:table-cell/>
          <table:table-cell table:style-name="ce5" table:formula="of:=AVERAGE([.G5:.G14])" office:value-type="float" office:value="70.5546166" calcext:value-type="float">
            <text:p>70.554617</text:p>
          </table:table-cell>
          <table:table-cell table:style-name="ce5" table:formula="of:=AVERAGE([.H5:.H14])" office:value-type="float" office:value="14.2254615" calcext:value-type="float">
            <text:p>14.225462</text:p>
          </table:table-cell>
          <table:table-cell table:style-name="ce5" table:formula="of:=AVERAGE([.I5:.I14])" office:value-type="float" office:value="120.03212" calcext:value-type="float">
            <text:p>120.032120</text:p>
          </table:table-cell>
          <table:table-cell table:style-name="ce5" table:formula="of:=AVERAGE([.J5:.J14])" office:value-type="float" office:value="133.1786938" calcext:value-type="float">
            <text:p>133.178694</text:p>
          </table:table-cell>
          <table:table-cell/>
          <table:table-cell table:style-name="ce5" table:formula="of:=AVERAGE([.L5:.L14])" office:value-type="float" office:value="1.0341486" calcext:value-type="float">
            <text:p>1.034149</text:p>
          </table:table-cell>
          <table:table-cell table:style-name="ce5" table:formula="of:=AVERAGE([.M5:.M14])" office:value-type="float" office:value="1.8942896" calcext:value-type="float">
            <text:p>1.894290</text:p>
          </table:table-cell>
          <table:table-cell table:style-name="ce5" table:number-columns-repeated="3"/>
          <table:table-cell table:style-name="ce11"/>
          <table:table-cell table:style-name="ce5" table:number-columns-repeated="6"/>
          <table:table-cell table:style-name="ce11"/>
          <table:table-cell table:style-name="ce5" table:number-columns-repeated="21"/>
          <table:table-cell table:style-name="ce11"/>
          <table:table-cell table:style-name="ce5" table:number-columns-repeated="21"/>
          <table:table-cell table:number-columns-repeated="957"/>
        </table:table-row>
        <table:table-row table:style-name="ro2">
          <table:table-cell table:style-name="ce3"/>
          <table:table-cell table:style-name="ce8" table:number-columns-repeated="4"/>
          <table:table-cell/>
          <table:table-cell table:style-name="ce8" table:number-columns-repeated="10"/>
          <table:table-cell table:style-name="ce11"/>
          <table:table-cell table:style-name="ce8" table:number-columns-repeated="6"/>
          <table:table-cell table:style-name="ce11"/>
          <table:table-cell table:style-name="ce8" table:number-columns-repeated="21"/>
          <table:table-cell table:style-name="ce11"/>
          <table:table-cell table:style-name="ce8" table:number-columns-repeated="21"/>
          <table:table-cell table:number-columns-repeated="957"/>
        </table:table-row>
        <table:table-row table:style-name="ro2">
          <table:table-cell table:style-name="ce3" office:value-type="string" calcext:value-type="string">
            <text:p>Mínimo</text:p>
          </table:table-cell>
          <table:table-cell table:style-name="ce3" table:formula="of:=MIN([.B5:.B14])" office:value-type="float" office:value="75.2512" calcext:value-type="float">
            <text:p>75,2512</text:p>
          </table:table-cell>
          <table:table-cell table:style-name="ce3" table:formula="of:=MIN([.C5:.C14])" office:value-type="float" office:value="12.653215" calcext:value-type="float">
            <text:p>12,653215</text:p>
          </table:table-cell>
          <table:table-cell table:style-name="ce3" table:formula="of:=MIN([.D5:.D14])" office:value-type="float" office:value="232.0953" calcext:value-type="float">
            <text:p>232,0953</text:p>
          </table:table-cell>
          <table:table-cell table:style-name="ce3" table:formula="of:=MIN([.E5:.E14])" office:value-type="float" office:value="67.607843" calcext:value-type="float">
            <text:p>67,607843</text:p>
          </table:table-cell>
          <table:table-cell/>
          <table:table-cell table:style-name="ce3" table:formula="of:=MIN([.G5:.G14])" office:value-type="float" office:value="69.4085" calcext:value-type="float">
            <text:p>69,4085</text:p>
          </table:table-cell>
          <table:table-cell table:style-name="ce3" table:formula="of:=MIN([.H5:.H14])" office:value-type="float" office:value="13.761013" calcext:value-type="float">
            <text:p>13,761013</text:p>
          </table:table-cell>
          <table:table-cell table:style-name="ce3" table:formula="of:=MIN([.I5:.I14])" office:value-type="float" office:value="119.1766" calcext:value-type="float">
            <text:p>119,1766</text:p>
          </table:table-cell>
          <table:table-cell table:style-name="ce3" table:formula="of:=MIN([.J5:.J14])" office:value-type="float" office:value="132.800618" calcext:value-type="float">
            <text:p>132,800618</text:p>
          </table:table-cell>
          <table:table-cell table:style-name="ce11"/>
          <table:table-cell table:style-name="ce3" table:formula="of:=MIN([.L5:.L14])" office:value-type="float" office:value="1.012272" calcext:value-type="float">
            <text:p>1,012272</text:p>
          </table:table-cell>
          <table:table-cell table:style-name="ce3" table:formula="of:=MIN([.M5:.M14])" office:value-type="float" office:value="1.794477" calcext:value-type="float">
            <text:p>1,794477</text:p>
          </table:table-cell>
          <table:table-cell table:style-name="ce11" table:number-columns-repeated="54"/>
          <table:table-cell table:number-columns-repeated="957"/>
        </table:table-row>
        <table:table-row table:style-name="ro2">
          <table:table-cell table:style-name="Default"/>
          <table:table-cell table:number-columns-repeated="5"/>
          <table:table-cell table:style-name="ce4" table:number-columns-repeated="1018"/>
        </table:table-row>
        <table:table-row table:style-name="ro2">
          <table:table-cell table:style-name="ce6" table:number-columns-repeated="8"/>
          <table:table-cell table:number-columns-repeated="1016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row table:style-name="ro2">
          <table:table-cell office:value-type="string" calcext:value-type="string">
            <text:p>Executando 10 vezes com [nTotalElementos = 1000000] e [nR=30]:</text:p>
          </table:table-cell>
          <table:table-cell table:number-columns-repeated="15"/>
        </table:table-row>
        <table:table-row table:style-name="ro2">
          <table:table-cell office:value-type="float" office:value="78.4904" calcext:value-type="float">
            <text:p>78,4904</text:p>
          </table:table-cell>
          <table:table-cell table:number-columns-repeated="15"/>
        </table:table-row>
        <table:table-row table:style-name="ro2">
          <table:table-cell office:value-type="float" office:value="77.336467" calcext:value-type="float">
            <text:p>77,336467</text:p>
          </table:table-cell>
          <table:table-cell table:number-columns-repeated="15"/>
        </table:table-row>
        <table:table-row table:style-name="ro2">
          <table:table-cell office:value-type="float" office:value="77.36" calcext:value-type="float">
            <text:p>77,36</text:p>
          </table:table-cell>
          <table:table-cell table:number-columns-repeated="15"/>
        </table:table-row>
        <table:table-row table:style-name="ro2">
          <table:table-cell office:value-type="float" office:value="75.5358" calcext:value-type="float">
            <text:p>75,5358</text:p>
          </table:table-cell>
          <table:table-cell table:number-columns-repeated="15"/>
        </table:table-row>
        <table:table-row table:style-name="ro2">
          <table:table-cell office:value-type="float" office:value="76.982633" calcext:value-type="float">
            <text:p>76,982633</text:p>
          </table:table-cell>
          <table:table-cell table:number-columns-repeated="15"/>
        </table:table-row>
        <table:table-row table:style-name="ro2">
          <table:table-cell office:value-type="float" office:value="75.869667" calcext:value-type="float">
            <text:p>75,869667</text:p>
          </table:table-cell>
          <table:table-cell table:number-columns-repeated="15"/>
        </table:table-row>
        <table:table-row table:style-name="ro2">
          <table:table-cell table:style-name="ce34" office:value-type="float" office:value="75.5467" calcext:value-type="float">
            <text:p>75,55</text:p>
          </table:table-cell>
          <table:table-cell table:number-columns-repeated="15"/>
        </table:table-row>
        <table:table-row table:style-name="ro2">
          <table:table-cell office:value-type="float" office:value="75.2512" calcext:value-type="float">
            <text:p>75,2512</text:p>
          </table:table-cell>
          <table:table-cell table:number-columns-repeated="15"/>
        </table:table-row>
        <table:table-row table:style-name="ro2">
          <table:table-cell office:value-type="float" office:value="76.265867" calcext:value-type="float">
            <text:p>76,265867</text:p>
          </table:table-cell>
          <table:table-cell table:number-columns-repeated="15"/>
        </table:table-row>
        <table:table-row table:style-name="ro2">
          <table:table-cell office:value-type="float" office:value="77.388233" calcext:value-type="float">
            <text:p>77,3882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xecutando 10 vezes com [nTotalElementos = 1000000] e [nR=30]:</text:p>
          </table:table-cell>
          <table:table-cell table:number-columns-repeated="15"/>
        </table:table-row>
        <table:table-row table:style-name="ro2">
          <table:table-cell office:value-type="float" office:value="13.081962" calcext:value-type="float">
            <text:p>13,081962</text:p>
          </table:table-cell>
          <table:table-cell table:number-columns-repeated="15"/>
        </table:table-row>
        <table:table-row table:style-name="ro2">
          <table:table-cell office:value-type="float" office:value="13.035317" calcext:value-type="float">
            <text:p>13,035317</text:p>
          </table:table-cell>
          <table:table-cell table:number-columns-repeated="15"/>
        </table:table-row>
        <table:table-row table:style-name="ro2">
          <table:table-cell office:value-type="float" office:value="12.902682" calcext:value-type="float">
            <text:p>12,902682</text:p>
          </table:table-cell>
          <table:table-cell table:number-columns-repeated="15"/>
        </table:table-row>
        <table:table-row table:style-name="ro2">
          <table:table-cell office:value-type="float" office:value="13.041074" calcext:value-type="float">
            <text:p>13,041074</text:p>
          </table:table-cell>
          <table:table-cell table:number-columns-repeated="15"/>
        </table:table-row>
        <table:table-row table:style-name="ro2">
          <table:table-cell office:value-type="float" office:value="13.034167" calcext:value-type="float">
            <text:p>13,034167</text:p>
          </table:table-cell>
          <table:table-cell table:number-columns-repeated="15"/>
        </table:table-row>
        <table:table-row table:style-name="ro2">
          <table:table-cell office:value-type="float" office:value="12.947408" calcext:value-type="float">
            <text:p>12,947408</text:p>
          </table:table-cell>
          <table:table-cell table:number-columns-repeated="15"/>
        </table:table-row>
        <table:table-row table:style-name="ro2">
          <table:table-cell office:value-type="float" office:value="12.833467" calcext:value-type="float">
            <text:p>12,833467</text:p>
          </table:table-cell>
          <table:table-cell table:number-columns-repeated="15"/>
        </table:table-row>
        <table:table-row table:style-name="ro2">
          <table:table-cell office:value-type="float" office:value="12.653215" calcext:value-type="float">
            <text:p>12,653215</text:p>
          </table:table-cell>
          <table:table-cell table:number-columns-repeated="15"/>
        </table:table-row>
        <table:table-row table:style-name="ro2">
          <table:table-cell office:value-type="float" office:value="12.836905" calcext:value-type="float">
            <text:p>12,836905</text:p>
          </table:table-cell>
          <table:table-cell table:number-columns-repeated="15"/>
        </table:table-row>
        <table:table-row table:style-name="ro2">
          <table:table-cell office:value-type="float" office:value="12.808219" calcext:value-type="float">
            <text:p>12,80821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xecutando 10 vezes com [nTotalElementos = 16000000] e [nR=30]:</text:p>
          </table:table-cell>
          <table:table-cell table:number-columns-repeated="15"/>
        </table:table-row>
        <table:table-row table:style-name="ro2">
          <table:table-cell office:value-type="float" office:value="235.6371" calcext:value-type="float">
            <text:p>235,6371</text:p>
          </table:table-cell>
          <table:table-cell table:number-columns-repeated="15"/>
        </table:table-row>
        <table:table-row table:style-name="ro2">
          <table:table-cell office:value-type="float" office:value="236.8606" calcext:value-type="float">
            <text:p>236,8606</text:p>
          </table:table-cell>
          <table:table-cell table:number-columns-repeated="15"/>
        </table:table-row>
        <table:table-row table:style-name="ro2">
          <table:table-cell office:value-type="float" office:value="236.494067" calcext:value-type="float">
            <text:p>236,494067</text:p>
          </table:table-cell>
          <table:table-cell table:style-name="ce34"/>
          <table:table-cell table:number-columns-repeated="14"/>
        </table:table-row>
        <table:table-row table:style-name="ro2">
          <table:table-cell office:value-type="float" office:value="239.032" calcext:value-type="float">
            <text:p>239,032</text:p>
          </table:table-cell>
          <table:table-cell table:number-columns-repeated="15"/>
        </table:table-row>
        <table:table-row table:style-name="ro2">
          <table:table-cell office:value-type="float" office:value="233.926833" calcext:value-type="float">
            <text:p>233,926833</text:p>
          </table:table-cell>
          <table:table-cell table:number-columns-repeated="15"/>
        </table:table-row>
        <table:table-row table:style-name="ro2">
          <table:table-cell office:value-type="float" office:value="232.0953" calcext:value-type="float">
            <text:p>232,0953</text:p>
          </table:table-cell>
          <table:table-cell table:number-columns-repeated="15"/>
        </table:table-row>
        <table:table-row table:style-name="ro2">
          <table:table-cell office:value-type="float" office:value="233.686767" calcext:value-type="float">
            <text:p>233,686767</text:p>
          </table:table-cell>
          <table:table-cell table:number-columns-repeated="15"/>
        </table:table-row>
        <table:table-row table:style-name="ro2">
          <table:table-cell office:value-type="float" office:value="236.036667" calcext:value-type="float">
            <text:p>236,036667</text:p>
          </table:table-cell>
          <table:table-cell table:number-columns-repeated="15"/>
        </table:table-row>
        <table:table-row table:style-name="ro2">
          <table:table-cell office:value-type="float" office:value="233.7074" calcext:value-type="float">
            <text:p>233,7074</text:p>
          </table:table-cell>
          <table:table-cell table:number-columns-repeated="15"/>
        </table:table-row>
        <table:table-row table:style-name="ro2">
          <table:table-cell office:value-type="float" office:value="234.608633" calcext:value-type="float">
            <text:p>234,6086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xecutando 10 vezes com [nTotalElementos = 16000000] e [nR=30]:</text:p>
          </table:table-cell>
          <table:table-cell table:number-columns-repeated="15"/>
        </table:table-row>
        <table:table-row table:style-name="ro2">
          <table:table-cell office:value-type="float" office:value="67.607843" calcext:value-type="float">
            <text:p>67,607843</text:p>
          </table:table-cell>
          <table:table-cell table:number-columns-repeated="15"/>
        </table:table-row>
        <table:table-row table:style-name="ro2">
          <table:table-cell office:value-type="float" office:value="68.455299" calcext:value-type="float">
            <text:p>68,455299</text:p>
          </table:table-cell>
          <table:table-cell table:number-columns-repeated="15"/>
        </table:table-row>
        <table:table-row table:style-name="ro2">
          <table:table-cell office:value-type="float" office:value="68.506035" calcext:value-type="float">
            <text:p>68,506035</text:p>
          </table:table-cell>
          <table:table-cell table:number-columns-repeated="15"/>
        </table:table-row>
        <table:table-row table:style-name="ro2">
          <table:table-cell office:value-type="float" office:value="68.187978" calcext:value-type="float">
            <text:p>68,187978</text:p>
          </table:table-cell>
          <table:table-cell table:number-columns-repeated="15"/>
        </table:table-row>
        <table:table-row table:style-name="ro2">
          <table:table-cell office:value-type="float" office:value="68.542739" calcext:value-type="float">
            <text:p>68,542739</text:p>
          </table:table-cell>
          <table:table-cell table:number-columns-repeated="15"/>
        </table:table-row>
        <table:table-row table:style-name="ro2">
          <table:table-cell office:value-type="float" office:value="68.769869" calcext:value-type="float">
            <text:p>68,769869</text:p>
          </table:table-cell>
          <table:table-cell table:number-columns-repeated="15"/>
        </table:table-row>
        <table:table-row table:style-name="ro2">
          <table:table-cell office:value-type="float" office:value="67.80022" calcext:value-type="float">
            <text:p>67,80022</text:p>
          </table:table-cell>
          <table:table-cell table:number-columns-repeated="15"/>
        </table:table-row>
        <table:table-row table:style-name="ro2">
          <table:table-cell office:value-type="float" office:value="68.376789" calcext:value-type="float">
            <text:p>68,376789</text:p>
          </table:table-cell>
          <table:table-cell table:number-columns-repeated="15"/>
        </table:table-row>
        <table:table-row table:style-name="ro2">
          <table:table-cell office:value-type="float" office:value="68.157605" calcext:value-type="float">
            <text:p>68,157605</text:p>
          </table:table-cell>
          <table:table-cell table:number-columns-repeated="15"/>
        </table:table-row>
        <table:table-row table:style-name="ro2">
          <table:table-cell office:value-type="float" office:value="68.505536" calcext:value-type="float">
            <text:p>68,50553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xecutando 10 vezes com [nTotalElementos = 1000000] e [nR=30]:</text:p>
          </table:table-cell>
          <table:table-cell table:number-columns-repeated="15"/>
        </table:table-row>
        <table:table-row table:style-name="ro2">
          <table:table-cell office:value-type="float" office:value="72.176933" calcext:value-type="float">
            <text:p>72,176933</text:p>
          </table:table-cell>
          <table:table-cell table:number-columns-repeated="15"/>
        </table:table-row>
        <table:table-row table:style-name="ro2">
          <table:table-cell office:value-type="float" office:value="73.8984" calcext:value-type="float">
            <text:p>73,8984</text:p>
          </table:table-cell>
          <table:table-cell table:number-columns-repeated="15"/>
        </table:table-row>
        <table:table-row table:style-name="ro2">
          <table:table-cell office:value-type="float" office:value="70.158667" calcext:value-type="float">
            <text:p>70,158667</text:p>
          </table:table-cell>
          <table:table-cell table:number-columns-repeated="15"/>
        </table:table-row>
        <table:table-row table:style-name="ro2">
          <table:table-cell office:value-type="float" office:value="70.222833" calcext:value-type="float">
            <text:p>70,222833</text:p>
          </table:table-cell>
          <table:table-cell table:number-columns-repeated="15"/>
        </table:table-row>
        <table:table-row table:style-name="ro2">
          <table:table-cell office:value-type="float" office:value="69.674533" calcext:value-type="float">
            <text:p>69,674533</text:p>
          </table:table-cell>
          <table:table-cell table:number-columns-repeated="15"/>
        </table:table-row>
        <table:table-row table:style-name="ro2">
          <table:table-cell office:value-type="float" office:value="70.5357" calcext:value-type="float">
            <text:p>70,5357</text:p>
          </table:table-cell>
          <table:table-cell table:number-columns-repeated="15"/>
        </table:table-row>
        <table:table-row table:style-name="ro2">
          <table:table-cell office:value-type="float" office:value="69.851833" calcext:value-type="float">
            <text:p>69,851833</text:p>
          </table:table-cell>
          <table:table-cell table:number-columns-repeated="15"/>
        </table:table-row>
        <table:table-row table:style-name="ro2">
          <table:table-cell office:value-type="float" office:value="69.8398" calcext:value-type="float">
            <text:p>69,8398</text:p>
          </table:table-cell>
          <table:table-cell table:number-columns-repeated="15"/>
        </table:table-row>
        <table:table-row table:style-name="ro2">
          <table:table-cell office:value-type="float" office:value="69.778967" calcext:value-type="float">
            <text:p>69,778967</text:p>
          </table:table-cell>
          <table:table-cell table:number-columns-repeated="15"/>
        </table:table-row>
        <table:table-row table:style-name="ro2">
          <table:table-cell office:value-type="float" office:value="69.4085" calcext:value-type="float">
            <text:p>69,408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xecutando 10 vezes com [nTotalElementos = 1000000] e [nR=30]:</text:p>
          </table:table-cell>
          <table:table-cell table:number-columns-repeated="15"/>
        </table:table-row>
        <table:table-row table:style-name="ro2">
          <table:table-cell office:value-type="float" office:value="14.381109" calcext:value-type="float">
            <text:p>14,381109</text:p>
          </table:table-cell>
          <table:table-cell table:number-columns-repeated="15"/>
        </table:table-row>
        <table:table-row table:style-name="ro2">
          <table:table-cell office:value-type="float" office:value="14.291887" calcext:value-type="float">
            <text:p>14,291887</text:p>
          </table:table-cell>
          <table:table-cell table:number-columns-repeated="15"/>
        </table:table-row>
        <table:table-row table:style-name="ro2">
          <table:table-cell office:value-type="float" office:value="14.238781" calcext:value-type="float">
            <text:p>14,238781</text:p>
          </table:table-cell>
          <table:table-cell table:number-columns-repeated="15"/>
        </table:table-row>
        <table:table-row table:style-name="ro2">
          <table:table-cell office:value-type="float" office:value="14.321826" calcext:value-type="float">
            <text:p>14,321826</text:p>
          </table:table-cell>
          <table:table-cell table:number-columns-repeated="15"/>
        </table:table-row>
        <table:table-row table:style-name="ro2">
          <table:table-cell office:value-type="float" office:value="14.219647" calcext:value-type="float">
            <text:p>14,219647</text:p>
          </table:table-cell>
          <table:table-cell table:number-columns-repeated="15"/>
        </table:table-row>
        <table:table-row table:style-name="ro2">
          <table:table-cell office:value-type="float" office:value="14.191241" calcext:value-type="float">
            <text:p>14,191241</text:p>
          </table:table-cell>
          <table:table-cell table:number-columns-repeated="15"/>
        </table:table-row>
        <table:table-row table:style-name="ro2">
          <table:table-cell office:value-type="float" office:value="13.761013" calcext:value-type="float">
            <text:p>13,761013</text:p>
          </table:table-cell>
          <table:table-cell table:number-columns-repeated="15"/>
        </table:table-row>
        <table:table-row table:style-name="ro2">
          <table:table-cell office:value-type="float" office:value="14.265715" calcext:value-type="float">
            <text:p>14,265715</text:p>
          </table:table-cell>
          <table:table-cell table:number-columns-repeated="15"/>
        </table:table-row>
        <table:table-row table:style-name="ro2">
          <table:table-cell office:value-type="float" office:value="14.332698" calcext:value-type="float">
            <text:p>14,332698</text:p>
          </table:table-cell>
          <table:table-cell table:number-columns-repeated="15"/>
        </table:table-row>
        <table:table-row table:style-name="ro2">
          <table:table-cell office:value-type="float" office:value="14.250698" calcext:value-type="float">
            <text:p>14,25069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xecutando 10 vezes com [nTotalElementos = 16000000] e [nR=30]:</text:p>
          </table:table-cell>
          <table:table-cell table:number-columns-repeated="15"/>
        </table:table-row>
        <table:table-row table:style-name="ro2">
          <table:table-cell office:value-type="float" office:value="119.8436" calcext:value-type="float">
            <text:p>119,8436</text:p>
          </table:table-cell>
          <table:table-cell table:number-columns-repeated="15"/>
        </table:table-row>
        <table:table-row table:style-name="ro2">
          <table:table-cell office:value-type="float" office:value="119.210133" calcext:value-type="float">
            <text:p>119,210133</text:p>
          </table:table-cell>
          <table:table-cell table:number-columns-repeated="15"/>
        </table:table-row>
        <table:table-row table:style-name="ro2">
          <table:table-cell office:value-type="float" office:value="122.535267" calcext:value-type="float">
            <text:p>122,535267</text:p>
          </table:table-cell>
          <table:table-cell table:number-columns-repeated="15"/>
        </table:table-row>
        <table:table-row table:style-name="ro2">
          <table:table-cell office:value-type="float" office:value="119.1766" calcext:value-type="float">
            <text:p>119,1766</text:p>
          </table:table-cell>
          <table:table-cell table:number-columns-repeated="15"/>
        </table:table-row>
        <table:table-row table:style-name="ro2">
          <table:table-cell office:value-type="float" office:value="119.913367" calcext:value-type="float">
            <text:p>119,913367</text:p>
          </table:table-cell>
          <table:table-cell table:number-columns-repeated="15"/>
        </table:table-row>
        <table:table-row table:style-name="ro2">
          <table:table-cell office:value-type="float" office:value="120.118933" calcext:value-type="float">
            <text:p>120,118933</text:p>
          </table:table-cell>
          <table:table-cell table:number-columns-repeated="15"/>
        </table:table-row>
        <table:table-row table:style-name="ro2">
          <table:table-cell office:value-type="float" office:value="120.249167" calcext:value-type="float">
            <text:p>120,249167</text:p>
          </table:table-cell>
          <table:table-cell table:number-columns-repeated="15"/>
        </table:table-row>
        <table:table-row table:style-name="ro2">
          <table:table-cell office:value-type="float" office:value="119.2583" calcext:value-type="float">
            <text:p>119,2583</text:p>
          </table:table-cell>
          <table:table-cell table:number-columns-repeated="15"/>
        </table:table-row>
        <table:table-row table:style-name="ro2">
          <table:table-cell office:value-type="float" office:value="119.599633" calcext:value-type="float">
            <text:p>119,599633</text:p>
          </table:table-cell>
          <table:table-cell table:number-columns-repeated="15"/>
        </table:table-row>
        <table:table-row table:style-name="ro2">
          <table:table-cell office:value-type="float" office:value="120.4162" calcext:value-type="float">
            <text:p>120,416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xecutando 10 vezes com [nTotalElementos = 16000000] e [nR=30]:</text:p>
          </table:table-cell>
          <table:table-cell table:number-columns-repeated="15"/>
        </table:table-row>
        <table:table-row table:style-name="ro2">
          <table:table-cell office:value-type="float" office:value="134.067614" calcext:value-type="float">
            <text:p>134,067614</text:p>
          </table:table-cell>
          <table:table-cell table:number-columns-repeated="15"/>
        </table:table-row>
        <table:table-row table:style-name="ro2">
          <table:table-cell office:value-type="float" office:value="132.882272" calcext:value-type="float">
            <text:p>132,882272</text:p>
          </table:table-cell>
          <table:table-cell table:number-columns-repeated="15"/>
        </table:table-row>
        <table:table-row table:style-name="ro2">
          <table:table-cell office:value-type="float" office:value="132.889703" calcext:value-type="float">
            <text:p>132,889703</text:p>
          </table:table-cell>
          <table:table-cell table:number-columns-repeated="15"/>
        </table:table-row>
        <table:table-row table:style-name="ro2">
          <table:table-cell office:value-type="float" office:value="132.863109" calcext:value-type="float">
            <text:p>132,863109</text:p>
          </table:table-cell>
          <table:table-cell table:number-columns-repeated="15"/>
        </table:table-row>
        <table:table-row table:style-name="ro2">
          <table:table-cell office:value-type="float" office:value="133.145709" calcext:value-type="float">
            <text:p>133,145709</text:p>
          </table:table-cell>
          <table:table-cell table:number-columns-repeated="15"/>
        </table:table-row>
        <table:table-row table:style-name="ro2">
          <table:table-cell office:value-type="float" office:value="133.039943" calcext:value-type="float">
            <text:p>133,039943</text:p>
          </table:table-cell>
          <table:table-cell table:number-columns-repeated="15"/>
        </table:table-row>
        <table:table-row table:style-name="ro2">
          <table:table-cell office:value-type="float" office:value="133.002932" calcext:value-type="float">
            <text:p>133,002932</text:p>
          </table:table-cell>
          <table:table-cell table:number-columns-repeated="15"/>
        </table:table-row>
        <table:table-row table:style-name="ro2">
          <table:table-cell office:value-type="float" office:value="132.800618" calcext:value-type="float">
            <text:p>132,800618</text:p>
          </table:table-cell>
          <table:table-cell table:number-columns-repeated="15"/>
        </table:table-row>
        <table:table-row table:style-name="ro2">
          <table:table-cell office:value-type="float" office:value="133.39425" calcext:value-type="float">
            <text:p>133,39425</text:p>
          </table:table-cell>
          <table:table-cell table:number-columns-repeated="15"/>
        </table:table-row>
        <table:table-row table:style-name="ro2">
          <table:table-cell office:value-type="float" office:value="133.700788" calcext:value-type="float">
            <text:p>133,70078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xecutando 10 vezes com [nTotalElementos = 1000000] e [nR=30]:</text:p>
          </table:table-cell>
          <table:table-cell table:number-columns-repeated="15"/>
        </table:table-row>
        <table:table-row table:style-name="ro2">
          <table:table-cell office:value-type="float" office:value="1.03066" calcext:value-type="float">
            <text:p>1,03066</text:p>
          </table:table-cell>
          <table:table-cell table:number-columns-repeated="15"/>
        </table:table-row>
        <table:table-row table:style-name="ro2">
          <table:table-cell office:value-type="float" office:value="1.040715" calcext:value-type="float">
            <text:p>1,040715</text:p>
          </table:table-cell>
          <table:table-cell table:number-columns-repeated="15"/>
        </table:table-row>
        <table:table-row table:style-name="ro2">
          <table:table-cell office:value-type="float" office:value="1.041978" calcext:value-type="float">
            <text:p>1,041978</text:p>
          </table:table-cell>
          <table:table-cell table:number-columns-repeated="15"/>
        </table:table-row>
        <table:table-row table:style-name="ro2">
          <table:table-cell office:value-type="float" office:value="1.040982" calcext:value-type="float">
            <text:p>1,040982</text:p>
          </table:table-cell>
          <table:table-cell table:number-columns-repeated="15"/>
        </table:table-row>
        <table:table-row table:style-name="ro2">
          <table:table-cell office:value-type="float" office:value="1.024015" calcext:value-type="float">
            <text:p>1,024015</text:p>
          </table:table-cell>
          <table:table-cell table:number-columns-repeated="15"/>
        </table:table-row>
        <table:table-row table:style-name="ro2">
          <table:table-cell office:value-type="float" office:value="1.069381" calcext:value-type="float">
            <text:p>1,069381</text:p>
          </table:table-cell>
          <table:table-cell table:number-columns-repeated="15"/>
        </table:table-row>
        <table:table-row table:style-name="ro2">
          <table:table-cell office:value-type="float" office:value="1.017358" calcext:value-type="float">
            <text:p>1,017358</text:p>
          </table:table-cell>
          <table:table-cell table:number-columns-repeated="15"/>
        </table:table-row>
        <table:table-row table:style-name="ro2">
          <table:table-cell office:value-type="float" office:value="1.041159" calcext:value-type="float">
            <text:p>1,041159</text:p>
          </table:table-cell>
          <table:table-cell table:number-columns-repeated="15"/>
        </table:table-row>
        <table:table-row table:style-name="ro2">
          <table:table-cell office:value-type="float" office:value="1.012272" calcext:value-type="float">
            <text:p>1,012272</text:p>
          </table:table-cell>
          <table:table-cell table:number-columns-repeated="15"/>
        </table:table-row>
        <table:table-row table:style-name="ro2">
          <table:table-cell office:value-type="float" office:value="1.022966" calcext:value-type="float">
            <text:p>1,02296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xecutando 10 vezes com [nTotalElementos = 16000000] e [nR=30]:</text:p>
          </table:table-cell>
          <table:table-cell table:number-columns-repeated="15"/>
        </table:table-row>
        <table:table-row table:style-name="ro2">
          <table:table-cell office:value-type="float" office:value="1.794477" calcext:value-type="float">
            <text:p>1,794477</text:p>
          </table:table-cell>
          <table:table-cell table:number-columns-repeated="15"/>
        </table:table-row>
        <table:table-row table:style-name="ro2">
          <table:table-cell office:value-type="float" office:value="1.808972" calcext:value-type="float">
            <text:p>1,808972</text:p>
          </table:table-cell>
          <table:table-cell table:number-columns-repeated="15"/>
        </table:table-row>
        <table:table-row table:style-name="ro2">
          <table:table-cell office:value-type="float" office:value="1.844748" calcext:value-type="float">
            <text:p>1,844748</text:p>
          </table:table-cell>
          <table:table-cell table:number-columns-repeated="15"/>
        </table:table-row>
        <table:table-row table:style-name="ro2">
          <table:table-cell office:value-type="float" office:value="1.888862" calcext:value-type="float">
            <text:p>1,888862</text:p>
          </table:table-cell>
          <table:table-cell table:number-columns-repeated="15"/>
        </table:table-row>
        <table:table-row table:style-name="ro2">
          <table:table-cell office:value-type="float" office:value="1.900004" calcext:value-type="float">
            <text:p>1,900004</text:p>
          </table:table-cell>
          <table:table-cell table:number-columns-repeated="15"/>
        </table:table-row>
        <table:table-row table:style-name="ro2">
          <table:table-cell office:value-type="float" office:value="1.940374" calcext:value-type="float">
            <text:p>1,940374</text:p>
          </table:table-cell>
          <table:table-cell table:number-columns-repeated="15"/>
        </table:table-row>
        <table:table-row table:style-name="ro2">
          <table:table-cell office:value-type="float" office:value="1.940976" calcext:value-type="float">
            <text:p>1,940976</text:p>
          </table:table-cell>
          <table:table-cell table:number-columns-repeated="15"/>
        </table:table-row>
        <table:table-row table:style-name="ro2">
          <table:table-cell office:value-type="float" office:value="1.952578" calcext:value-type="float">
            <text:p>1,952578</text:p>
          </table:table-cell>
          <table:table-cell table:number-columns-repeated="15"/>
        </table:table-row>
        <table:table-row table:style-name="ro2">
          <table:table-cell office:value-type="float" office:value="1.929743" calcext:value-type="float">
            <text:p>1,929743</text:p>
          </table:table-cell>
          <table:table-cell table:number-columns-repeated="15"/>
        </table:table-row>
        <table:table-row table:style-name="ro2">
          <table:table-cell office:value-type="float" office:value="1.942162" calcext:value-type="float">
            <text:p>1,942162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76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9">
          <table:table-cell table:number-columns-repeated="16"/>
        </table:table-row>
        <table:table-row table:style-name="ro2">
          <table:table-cell table:number-columns-repeated="15"/>
          <table:table-cell table:style-name="ce30"/>
        </table:table-row>
        <table:table-row table:style-name="ro2" table:number-rows-repeated="4">
          <table:table-cell table:number-columns-repeated="16"/>
        </table:table-row>
        <table:table-row table:style-name="ro2" table:number-rows-repeated="227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2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 number:title="Definido pelo usuário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23-12-10T17:51:14.206000000</dc:date>
    <meta:editing-duration>PT12H26M27S</meta:editing-duration>
    <meta:editing-cycles>59</meta:editing-cycles>
    <meta:document-statistic meta:table-count="2" meta:cell-count="248" meta:object-count="0"/>
  </office:meta>
</office:document-meta>
</file>